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7edb" officeooo:paragraph-rsid="00117edb"/>
    </style:style>
    <style:style style:name="P2" style:family="paragraph" style:parent-style-name="Standard">
      <style:text-properties style:font-name="Arial" officeooo:rsid="00117edb" officeooo:paragraph-rsid="0016fdd4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117edb" officeooo:paragraph-rsid="00117edb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17edb" officeooo:paragraph-rsid="0016fdd4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63151" officeooo:paragraph-rsid="00163151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63151" officeooo:paragraph-rsid="0016fdd4"/>
    </style:style>
    <style:style style:name="P7" style:family="paragraph" style:parent-style-name="Standard">
      <style:text-properties style:font-name="Arial" style:text-underline-style="solid" style:text-underline-width="auto" style:text-underline-color="font-color" officeooo:rsid="0016fdd4" officeooo:paragraph-rsid="0016fdd4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b20c" officeooo:paragraph-rsid="0018b20c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8b20c" officeooo:paragraph-rsid="001ca72a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c1a35" officeooo:paragraph-rsid="001c1a35"/>
    </style:style>
    <style:style style:name="P11" style:family="paragraph" style:parent-style-name="Standard">
      <style:text-properties style:font-name="Arial" style:text-underline-style="none" officeooo:rsid="00117edb" officeooo:paragraph-rsid="00117edb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117edb" officeooo:paragraph-rsid="00117edb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117edb" officeooo:paragraph-rsid="0016fdd4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117edb" officeooo:paragraph-rsid="0018b20c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117edb" officeooo:paragraph-rsid="001ca72a"/>
    </style:style>
    <style:style style:name="P16" style:family="paragraph" style:parent-style-name="Standard">
      <style:text-properties style:font-name="Arial" style:text-underline-style="none" officeooo:rsid="00117edb" officeooo:paragraph-rsid="00145a40"/>
    </style:style>
    <style:style style:name="P17" style:family="paragraph" style:parent-style-name="Standard">
      <style:text-properties style:font-name="Arial" style:text-underline-style="none" officeooo:rsid="00117edb" officeooo:paragraph-rsid="0016fdd4"/>
    </style:style>
    <style:style style:name="P18" style:family="paragraph" style:parent-style-name="Standard">
      <style:text-properties style:font-name="Arial" style:text-underline-style="none" officeooo:rsid="0016fdd4" officeooo:paragraph-rsid="0016fdd4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163151" officeooo:paragraph-rsid="00163151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officeooo:rsid="0018b20c" officeooo:paragraph-rsid="0018b20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7bfa"/>
    </style:style>
    <style:style style:name="T3" style:family="text">
      <style:text-properties style:text-underline-style="solid" style:text-underline-width="auto" style:text-underline-color="font-color" officeooo:rsid="001384b8"/>
    </style:style>
    <style:style style:name="T4" style:family="text">
      <style:text-properties style:text-underline-style="solid" style:text-underline-width="auto" style:text-underline-color="font-color" officeooo:rsid="00145a40"/>
    </style:style>
    <style:style style:name="T5" style:family="text">
      <style:text-properties style:text-underline-style="solid" style:text-underline-width="auto" style:text-underline-color="font-color" officeooo:rsid="0016228a"/>
    </style:style>
    <style:style style:name="T6" style:family="text">
      <style:text-properties style:text-underline-style="solid" style:text-underline-width="auto" style:text-underline-color="font-color" officeooo:rsid="00163151"/>
    </style:style>
    <style:style style:name="T7" style:family="text">
      <style:text-properties style:text-underline-style="solid" style:text-underline-width="auto" style:text-underline-color="font-color" officeooo:rsid="001ca72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27bfa"/>
    </style:style>
    <style:style style:name="T10" style:family="text">
      <style:text-properties style:text-underline-style="none" officeooo:rsid="001a7565"/>
    </style:style>
    <style:style style:name="T11" style:family="text">
      <style:text-properties style:text-underline-style="none" officeooo:rsid="001ca72a"/>
    </style:style>
    <style:style style:name="T12" style:family="text">
      <style:text-properties style:text-underline-style="none" officeooo:rsid="001c1a35"/>
    </style:style>
    <style:style style:name="T13" style:family="text">
      <style:text-properties officeooo:rsid="00127bfa"/>
    </style:style>
    <style:style style:name="T14" style:family="text">
      <style:text-properties officeooo:rsid="001384b8"/>
    </style:style>
    <style:style style:name="T15" style:family="text">
      <style:text-properties officeooo:rsid="00145a40"/>
    </style:style>
    <style:style style:name="T16" style:family="text">
      <style:text-properties officeooo:rsid="0016228a"/>
    </style:style>
    <style:style style:name="T17" style:family="text">
      <style:text-properties officeooo:rsid="00163151"/>
    </style:style>
    <style:style style:name="T18" style:family="text">
      <style:text-properties officeooo:rsid="0016fdd4"/>
    </style:style>
    <style:style style:name="T19" style:family="text">
      <style:text-properties officeooo:rsid="001a7565"/>
    </style:style>
    <style:style style:name="T20" style:family="text">
      <style:text-properties officeooo:rsid="001c1a35"/>
    </style:style>
    <style:style style:name="T21" style:family="text">
      <style:text-properties officeooo:rsid="001ca7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 3:</text:p>
      <text:p text:style-name="P4"><text:span text:style-name="T17">a</text:span>lgoritmo</text:p>
      <text:p text:style-name="P2"><text:tab/><text:span text:style-name="T1">declare</text:span><text:span text:style-name="T8"> NOTA </text:span><text:span text:style-name="T1">numérico</text:span></text:p>
      <text:p text:style-name="P17"><text:tab/><text:span text:style-name="T4">digite </text:span><text:span text:style-name="T13">“Digite a sua nota:”</text:span></text:p>
      <text:p text:style-name="P17"><text:span text:style-name="T15"><text:tab/></text:span><text:span text:style-name="T4">leia</text:span><text:span text:style-name="T15"> NOTA</text:span></text:p>
      <text:p text:style-name="P17"><text:tab/><text:span text:style-name="T1">se</text:span> NOTA &gt; <text:span text:style-name="T18">6 </text:span><text:span text:style-name="T5">ou</text:span><text:span text:style-name="T16"> NOTA = 6</text:span></text:p>
      <text:p text:style-name="P13"><text:tab/><text:tab/><text:span text:style-name="T1">então</text:span> <text:span text:style-name="T1">digite</text:span> “<text:span text:style-name="T16">Você está a</text:span>provado.”</text:p>
      <text:p text:style-name="P13"><text:tab/><text:tab/><text:span text:style-name="T2">senão</text:span> <text:span text:style-name="T1">se</text:span> <text:span text:style-name="T13">NOTA &gt; 5 </text:span><text:span text:style-name="T5">ou</text:span><text:span text:style-name="T13"> NOTA = 5</text:span></text:p>
      <text:p text:style-name="P13"><text:tab/><text:tab/><text:tab/><text:tab/><text:span text:style-name="T5">então</text:span><text:span text:style-name="T16"> </text:span><text:span text:style-name="T5">digite</text:span><text:span text:style-name="T16"> “Você está de prova final.”</text:span></text:p>
      <text:p text:style-name="P15"><text:tab/><text:tab/><text:tab/><text:tab/><text:span text:style-name="T7">senão</text:span><text:span text:style-name="T21"> </text:span><text:span text:style-name="T7">d</text:span><text:span text:style-name="T5">igite</text:span><text:span text:style-name="T16"> “Você está reprovado.”</text:span></text:p>
      <text:p text:style-name="P14"><text:tab/><text:tab/><text:tab/><text:span text:style-name="T6">fim – se</text:span></text:p>
      <text:p text:style-name="P13"><text:span text:style-name="T17"><text:tab/></text:span><text:span text:style-name="T6">fim – se</text:span></text:p>
      <text:p text:style-name="P6">fim – algoritmo</text:p>
      <text:p text:style-name="P7"/>
      <text:p text:style-name="P18">Outra forma:</text:p>
      <text:p text:style-name="P3"><text:span text:style-name="T17">a</text:span>lgoritmo</text:p>
      <text:p text:style-name="P1"><text:tab/><text:span text:style-name="T1">declare</text:span><text:span text:style-name="T8"> NOTA</text:span><text:span text:style-name="T9">, MINPA, MINPPROF</text:span><text:span text:style-name="T8"> </text:span><text:span text:style-name="T1">numérico</text:span></text:p>
      <text:p text:style-name="P16"><text:tab/><text:span text:style-name="T4">digite </text:span><text:span text:style-name="T13">“Digite a sua nota:”</text:span></text:p>
      <text:p text:style-name="P16"><text:span text:style-name="T15"><text:tab/></text:span><text:span text:style-name="T4">leia</text:span><text:span text:style-name="T15"> NOTA</text:span></text:p>
      <text:p text:style-name="P11"><text:tab/><text:span text:style-name="T2">digite</text:span><text:span text:style-name="T13"> “Digite a nota mínima para ser aprovado:”</text:span></text:p>
      <text:p text:style-name="P11"><text:tab/><text:span text:style-name="T1">leia</text:span> <text:span text:style-name="T15">MINPA</text:span></text:p>
      <text:p text:style-name="P16"><text:tab/><text:span text:style-name="T3">digite</text:span><text:span text:style-name="T14"> “Digite a nota mínima para fazer a prova final:”</text:span></text:p>
      <text:p text:style-name="P16"><text:tab/><text:span text:style-name="T1">leia</text:span> <text:span text:style-name="T15">MINPPROF</text:span></text:p>
      <text:p text:style-name="P11"><text:tab/><text:span text:style-name="T1">se</text:span> NOTA &gt; <text:span text:style-name="T16">MINPA </text:span><text:span text:style-name="T5">ou</text:span><text:span text:style-name="T16"> NOTA = MINPA</text:span></text:p>
      <text:p text:style-name="P12"><text:tab/><text:tab/><text:span text:style-name="T1">então</text:span> <text:span text:style-name="T1">digite</text:span> “<text:span text:style-name="T16">Você está a</text:span>provado.”</text:p>
      <text:p text:style-name="P12"><text:tab/><text:tab/><text:span text:style-name="T2">senão</text:span> <text:span text:style-name="T1">se</text:span> <text:span text:style-name="T13">NOTA &gt; MINPPROF </text:span><text:span text:style-name="T5">ou</text:span><text:span text:style-name="T13"> NOTA = MINPPROF</text:span></text:p>
      <text:p text:style-name="P12"><text:tab/><text:tab/><text:tab/><text:tab/><text:span text:style-name="T5">então</text:span><text:span text:style-name="T16"> </text:span><text:span text:style-name="T5">digite</text:span><text:span text:style-name="T16"> “Você está de prova final.”</text:span></text:p>
      <text:p text:style-name="P15"><text:tab/><text:tab/><text:tab/><text:tab/><text:span text:style-name="T7">senão</text:span><text:span text:style-name="T21"> </text:span><text:span text:style-name="T5">digite</text:span><text:span text:style-name="T16"> “Você está reprovado.”</text:span></text:p>
      <text:p text:style-name="P14"><text:tab/><text:tab/><text:tab/><text:span text:style-name="T6">fim – se</text:span></text:p>
      <text:p text:style-name="P12"><text:span text:style-name="T17"><text:tab/></text:span><text:span text:style-name="T6">fim – se</text:span></text:p>
      <text:p text:style-name="P5">fim – algoritmo</text:p>
      <text:p text:style-name="P19"/>
      <text:p text:style-name="P20">Ex 4:</text:p>
      <text:p text:style-name="P8">algoritmo</text:p>
      <text:p text:style-name="P8"><text:span text:style-name="T8"><text:tab/></text:span>declare<text:span text:style-name="T8"> A, B, C </text:span>numérico</text:p>
      <text:p text:style-name="P8"><text:span text:style-name="T8"><text:tab/></text:span>leia<text:span text:style-name="T8"> A, B, C</text:span></text:p>
      <text:p text:style-name="P8"><text:span text:style-name="T8"><text:tab/></text:span>se<text:span text:style-name="T8"> B*B – 4*A*C &gt; 0 </text:span><text:span text:style-name="T20">ou</text:span><text:span text:style-name="T10"> B</text:span><text:span text:style-name="T8">*</text:span><text:span text:style-name="T10">B – 4*A*C = 0</text:span></text:p>
      <text:p text:style-name="P8"><text:span text:style-name="T8"><text:tab/><text:tab/></text:span>então<text:span text:style-name="T8"> </text:span>digite<text:span text:style-name="T8"> “</text:span><text:span text:style-name="T10">Tem raízes reais.</text:span><text:span text:style-name="T8">”</text:span></text:p>
      <text:p text:style-name="P9"><text:span text:style-name="T8"><text:tab/><text:tab/></text:span><text:span text:style-name="T21">senão</text:span><text:span text:style-name="T11"> </text:span><text:span text:style-name="T20">digite</text:span><text:span text:style-name="T12"> “Não tem raízes reais.”</text:span></text:p>
      <text:p text:style-name="P8"><text:span text:style-name="T8"><text:tab/></text:span><text:span text:style-name="T19">fim – se</text:span></text:p>
      <text:p text:style-name="P10">fim – algorit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2:13:37.883000000</meta:creation-date>
    <meta:generator>LibreOffice/6.0.4.2$Windows_x86 LibreOffice_project/9b0d9b32d5dcda91d2f1a96dc04c645c450872bf</meta:generator>
    <dc:date>2024-03-24T19:17:38.566000000</dc:date>
    <meta:editing-duration>PT35M19S</meta:editing-duration>
    <meta:editing-cycles>8</meta:editing-cycles>
    <meta:document-statistic meta:table-count="0" meta:image-count="0" meta:object-count="0" meta:page-count="1" meta:paragraph-count="39" meta:word-count="167" meta:character-count="928" meta:non-whitespace-character-count="738"/>
  </office:meta>
</office:document-meta>
</file>